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a31f" officeooo:paragraph-rsid="0017a31f"/>
    </style:style>
    <style:style style:name="P2" style:family="paragraph" style:parent-style-name="Standard">
      <style:text-properties officeooo:rsid="00183d52" officeooo:paragraph-rsid="00183d52"/>
    </style:style>
    <style:style style:name="P3" style:family="paragraph" style:parent-style-name="Standard">
      <style:text-properties officeooo:rsid="00189af4" officeooo:paragraph-rsid="00189af4"/>
    </style:style>
    <style:style style:name="P4" style:family="paragraph" style:parent-style-name="Standard">
      <style:text-properties officeooo:rsid="001a4250" officeooo:paragraph-rsid="001a4250"/>
    </style:style>
    <style:style style:name="T1" style:family="text">
      <style:text-properties officeooo:rsid="00183d52"/>
    </style:style>
    <style:style style:name="T2" style:family="text">
      <style:text-properties officeooo:rsid="001b8b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urs HTML</text:p>
      <text:p text:style-name="P1">Dzięki niemu wszystko się zaczyna! Łatwy do nauczenia język, który umożliwi Ci stworzenie własnej strony internetowej. Za jego pomocą umieścisz na stronie tekst, linki, multimedia, a nawet własny program lub grę internetową. W tym kursie nauczysz się projektować strony internetowe w HTML, zaczynając od prostych blogów <text:span text:style-name="T1">i kończąc na profesjonalnych stronach dla firm (i wiele więcej).</text:span></text:p>
      <text:p text:style-name="P1"/>
      <text:p text:style-name="P2">Kurs CSS</text:p>
      <text:p text:style-name="P2">Tło, kolor tekstu, wielkości elementów, marginesy, typ czcionki… to wszystko będziesz mógł ustawić dzięki znajomości języka CSS. Twoja strona nabierze kolorów i będzie przyjemna w przeglądaniu. W tym kursie nauczysz się jak sprawić, by strona wyglądała estetycznie.</text:p>
      <text:p text:style-name="P2"/>
      <text:p text:style-name="P3">Kurs JavaScript</text:p>
      <text:p text:style-name="P4">Znajomość tego dynamicznego języka sprawi, że twoja strona stanie się interaktywna i funkcjonalna. Nie tylko Twoja strona będzie działać o wiele sprawniej i ciekawiej, ale będziesz mógł stworzyć aplikacje lub gry. W tym kursie nauczysz się podstaw, które otworzą Ci bramę na nowe możl<text:span text:style-name="T2">iwości w programowaniu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8T23:20:44.631000000</meta:creation-date>
    <meta:generator>LibreOffice/7.2.2.2$Windows_X86_64 LibreOffice_project/02b2acce88a210515b4a5bb2e46cbfb63fe97d56</meta:generator>
    <dc:date>2023-03-29T00:14:32.110000000</dc:date>
    <meta:editing-duration>PT9M2S</meta:editing-duration>
    <meta:editing-cycles>1</meta:editing-cycles>
    <meta:document-statistic meta:table-count="0" meta:image-count="0" meta:object-count="0" meta:page-count="1" meta:paragraph-count="6" meta:word-count="145" meta:character-count="988" meta:non-whitespace-character-count="849"/>
  </office:meta>
</office:document-meta>
</file>